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BB818A73DA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1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1cm">
          <draw:text-box>
            <text:p>Arnold Schwarzenegger <text:s/>(* 1947)</text:p>
          </draw:text-box>
        </draw:frame>
        <draw:frame draw:style-name="gr2" draw:text-style-name="P1" draw:layer="layout" svg:width="6cm" svg:height="1cm" svg:x="10.75cm" svg:y="1.25cm">
          <draw:text-box>
            <text:p>Filme pro Dekade</text:p>
          </draw:text-box>
        </draw:frame>
        <draw:frame draw:style-name="gr3" draw:text-style-name="P3" draw:layer="layout" svg:width="8.5cm" svg:height="11.75cm" svg:x="1.25cm" svg:y="9.5cm">
          <draw:text-box>
            <text:p text:style-name="P2">Kate Winslets bekanntester Film ist vermutlich <text:span text:style-name="T1">Titanic</text:span>. Den hab ich auch gesehen, ich habe aber einige ihrer anderen Filme wie <text:span text:style-name="T1">Vergiss mein nicht!</text:span> oder <text:span text:style-name="T1">Wenn Träume fliegen lernen</text:span> gesehen.</text:p>
          </draw:text-box>
        </draw:frame>
        <draw:frame draw:style-name="gr4" draw:text-style-name="P4" draw:layer="layout" svg:width="10.081cm" svg:height="6.062cm" svg:x="10.583cm" svg:y="2.2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9.45cm" svg:height="7.087cm" svg:x="1cm" svg:y="2.25cm">
          <draw:image xlink:href="Pictures/1000000100000FA000000BB818A73DA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0T06:57:09.232220605</dc:date>
    <meta:editing-duration>PT20M38S</meta:editing-duration>
    <meta:editing-cycles>11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082cm" svg:height="6.063cm" xlink:href="." xlink:type="simple" chart:class="chart:bar" chart:style-name="ch1">
        <chart:plot-area chart:style-name="ch2" svg:x="0.201cm" svg:y="0.121cm" svg:width="9.68cm" svg:height="5.821cm">
          <chart:coordinate-region svg:x="0.835cm" svg:y="0.32cm" svg:width="9.046cm" svg:height="4.975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bar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70-1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80-1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90-2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0-20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&gt;20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